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0.94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b 58%" fo:font-size="24pt" style:font-size-asian="24pt" style:font-size-complex="24pt"/>
    </style:style>
    <style:style style:name="T3" style:family="text">
      <style:text-properties fo:color="#008000" fo:font-size="24pt" style:font-size-asian="24pt" style:font-size-complex="24pt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color="#800000" fo:font-size="24pt" style:font-size-asian="24pt" style:font-size-complex="24pt"/>
    </style:style>
    <style:style style:name="T6" style:family="text">
      <style:text-properties style:use-window-font-color="true" fo:font-size="24pt" style:font-size-asian="24pt" style:font-size-complex="24pt"/>
    </style:style>
    <style:style style:name="T7" style:family="text">
      <style:text-properties style:use-window-font-color="true" style:text-position="sub 58%" fo:font-size="24pt" style:font-size-asian="24pt" style:font-size-complex="24pt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custom-shape draw:style-name="gr1" draw:text-style-name="P1" draw:layer="layout" svg:width="1.61cm" svg:height="1.61cm" svg:x="4.53cm" svg:y="5.18cm">
          <text:p text:style-name="P1">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9.824cm" svg:height="3.635cm" svg:x="-0.13cm" svg:y="-0.129cm">
          <draw:text-box>
            <text:p><text:span text:style-name="T1">S</text:span><text:span text:style-name="T2">dir </text:span><text:span text:style-name="T1">= 5' <text:s/></text:span><text:span text:style-name="T3">ACCT</text:span><text:span text:style-name="T4">T</text:span><text:span text:style-name="T5">AGGT <text:s/></text:span><text:span text:style-name="T6">3'</text:span></text:p>
            <text:p><text:span text:style-name="T6">S</text:span><text:span text:style-name="T7">rev</text:span><text:span text:style-name="T6">= 3'</text:span><text:span text:style-name="T3"> <text:s/></text:span><text:span text:style-name="T5">TGGA</text:span><text:span text:style-name="T4">A</text:span><text:span text:style-name="T3">TCCA <text:s/></text:span><text:span text:style-name="T6">5'</text:span></text:p>
            <text:p><text:span text:style-name="T1">k = 3</text:span></text:p>
          </draw:text-box>
        </draw:frame>
        <draw:custom-shape draw:style-name="gr1" draw:text-style-name="P1" xml:id="id1" draw:id="id1" draw:layer="layout" svg:width="1.61cm" svg:height="1.61cm" svg:x="12.7cm" svg:y="5.21cm">
          <text:p text:style-name="P1">T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61cm" svg:height="1.61cm" svg:x="4.61cm" svg:y="8.57cm">
          <text:p text:style-name="P1">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21cm" svg:y1="9.38cm" svg:x2="7.29cm" svg:y2="9.38cm">
          <text:p/>
        </draw:line>
        <draw:custom-shape draw:style-name="gr1" draw:text-style-name="P1" draw:layer="layout" svg:width="1.61cm" svg:height="1.61cm" svg:x="7.22cm" svg:y="8.613cm">
          <text:p text:style-name="P1">A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1cm" svg:height="1.61cm" svg:x="9.84cm" svg:y="5.15cm">
          <text:p text:style-name="P1">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46cm" svg:y1="5.96cm" svg:x2="12.73cm" svg:y2="5.981cm">
          <text:p/>
        </draw:line>
        <draw:line draw:style-name="gr3" draw:text-style-name="P1" draw:layer="layout" svg:x1="5.97cm" svg:y1="5.5cm" svg:x2="7.34cm" svg:y2="5.5cm">
          <text:p/>
        </draw:line>
        <draw:custom-shape draw:style-name="gr1" draw:text-style-name="P1" draw:layer="layout" svg:width="1.61cm" svg:height="1.61cm" svg:x="9.92cm" svg:y="8.57cm">
          <text:p text:style-name="P1">G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1cm" svg:height="1.61cm" svg:x="12.62cm" svg:y="8.57cm">
          <text:p text:style-name="P1">G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1cm" svg:height="1.61cm" svg:x="7.14cm" svg:y="5.15cm">
          <text:p text:style-name="P1">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97cm" svg:y1="6.5cm" svg:x2="7.34cm" svg:y2="6.5cm">
          <text:p/>
        </draw:line>
        <draw:line draw:style-name="gr3" draw:text-style-name="P1" draw:layer="layout" svg:x1="8.57cm" svg:y1="5.5cm" svg:x2="9.94cm" svg:y2="5.5cm">
          <text:p/>
        </draw:line>
        <draw:line draw:style-name="gr3" draw:text-style-name="P1" draw:layer="layout" svg:x1="8.62cm" svg:y1="6.4cm" svg:x2="9.94cm" svg:y2="6.4cm">
          <text:p/>
        </draw:line>
        <draw:line draw:style-name="gr3" draw:text-style-name="P1" draw:layer="layout" svg:x1="8.61cm" svg:y1="8.86cm" svg:x2="10.06cm" svg:y2="8.86cm">
          <text:p/>
        </draw:line>
        <draw:line draw:style-name="gr3" draw:text-style-name="P1" draw:layer="layout" svg:x1="8.69cm" svg:y1="9.86cm" svg:x2="10.06cm" svg:y2="9.86cm">
          <text:p/>
        </draw:line>
        <draw:line draw:style-name="gr3" draw:text-style-name="P1" draw:layer="layout" svg:x1="11.36cm" svg:y1="8.86cm" svg:x2="12.82cm" svg:y2="8.86cm">
          <text:p/>
        </draw:line>
        <draw:line draw:style-name="gr3" draw:text-style-name="P1" draw:layer="layout" svg:x1="11.39cm" svg:y1="9.86cm" svg:x2="12.8cm" svg:y2="9.86cm">
          <text:p/>
        </draw:line>
        <draw:frame draw:style-name="gr4" draw:layer="layout" svg:width="21.63cm" svg:height="1.196cm" svg:x="-0.17cm" svg:y="3.461cm">
          <draw:text-box>
            <text:p><text:span text:style-name="T1">Glue complementary </text:span><text:span text:style-name="T8">k</text:span><text:span text:style-name="T1">-mers </text:span><text:span text:style-name="T3">ACC</text:span><text:span text:style-name="T6">/</text:span><text:span text:style-name="T5">GGT </text:span><text:span text:style-name="T4">&amp; </text:span><text:span text:style-name="T3">CCT</text:span><text:span text:style-name="T4">/</text:span><text:span text:style-name="T5">AGG </text:span><text:span text:style-name="T3"><text:s/></text:span></text:p>
          </draw:text-box>
        </draw:frame>
        <draw:connector draw:style-name="gr3" draw:text-style-name="P1" draw:layer="layout" draw:type="curve" svg:x1="13.505cm" svg:y1="6.82cm" svg:x2="5.415cm" svg:y2="8.57cm" draw:start-shape="id1" draw:start-glue-point="8" draw:end-shape="id2" draw:end-glue-point="4" svg:d="m13505 6820c0 1314-8090 439-8090 175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0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3T01:35:10.39</meta:creation-date>
    <dc:date>2012-03-23T15:26:46.97</dc:date>
    <meta:editing-duration>PT57M50S</meta:editing-duration>
    <meta:editing-cycles>17</meta:editing-cycles>
    <meta:generator>LibreOffice/3.4$Win32 LibreOffice_project/340m1$Build-302</meta:generator>
    <meta:document-statistic meta:object-count="21"/>
  </office:meta>
</office:document-meta>
</file>